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end="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draw:marker-end="Arrow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3" draw:id="id23" draw:layer="layout" svg:width="3.556cm" svg:height="1.397cm" svg:x="1.635cm" svg:y="1.508cm">
          <text:p text:style-name="P1">odomemtry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4.445cm" svg:height="1.397cm" svg:x="5.699cm" svg:y="1.508cm">
          <text:p text:style-name="P1">laser scann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4.953cm" svg:height="1.524cm" svg:x="12.684cm" svg:y="1.508cm">
          <text:p text:style-name="P1">sensor positio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4" draw:id="id4" draw:layer="layout" svg:width="4.318cm" svg:height="1.524cm" svg:x="3.413cm" svg:y="9.509cm">
          <text:p text:style-name="P1">gmapp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.334cm" svg:height="1.524cm" svg:x="8.874cm" svg:y="9.382cm">
          <text:p text:style-name="P1">AMCL localis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302cm" svg:height="1.651cm" svg:x="3.921cm" svg:y="12.684cm">
          <text:p text:style-name="P1">map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7" draw:id="id7" draw:layer="layout" svg:width="6.858cm" svg:height="2.54cm" svg:x="8.112cm" svg:y="14.589cm">
          <text:p text:style-name="P1">Corrected </text:p>
          <text:p text:style-name="P1">Odomet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" draw:id="id8" draw:layer="layout" svg:width="4.826cm" svg:height="1.397cm" svg:x="34.782cm" svg:y="1.381cm">
          <text:p text:style-name="P1">Fish-eye camera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715cm" svg:height="1.778cm" svg:x="24.114cm" svg:y="5.318cm">
          <text:p text:style-name="P1">Calibration Intrins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842cm" svg:height="1.778cm" svg:x="30.083cm" svg:y="5.318cm">
          <text:p text:style-name="P1">Calibration Extrins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6.477cm" svg:height="2.032cm" svg:x="39.608cm" svg:y="5.318cm">
          <text:p text:style-name="P1">Build Background 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.588cm" svg:height="1.905cm" svg:x="46.339cm" svg:y="5.318cm">
          <text:p text:style-name="P1">Create Pri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3.429cm" svg:height="4.064cm" svg:x="25.765cm" svg:y="10.017cm">
          <text:p text:style-name="P1">intrinsic</text:p>
          <text:p text:style-name="P1">Calibration</text:p>
          <text:p text:style-name="P1">paramter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2" draw:id="id12" draw:layer="layout" svg:width="3.429cm" svg:height="3.937cm" svg:x="30.845cm" svg:y="10.144cm">
          <text:p text:style-name="P1">extrinsic</text:p>
          <text:p text:style-name="P1">Calibration</text:p>
          <text:p text:style-name="P1">paramter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3" draw:id="id13" draw:layer="layout" svg:width="3.81cm" svg:height="2.794cm" svg:x="40.243cm" svg:y="11.287cm">
          <text:p text:style-name="P1">background</text:p>
          <text:p text:style-name="P1">mode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4" draw:id="id14" draw:layer="layout" svg:width="4.699cm" svg:height="2.794cm" svg:x="45.831cm" svg:y="11.287cm">
          <text:p text:style-name="P1">area humans</text:p>
          <text:p text:style-name="P1">can b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5" draw:id="id15" draw:layer="layout" svg:width="6.731cm" svg:height="2.413cm" svg:x="32.877cm" svg:y="18.018cm">
          <text:p text:style-name="P1">Localis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3.683cm" svg:height="3.048cm" svg:x="43.672cm" svg:y="17.764cm">
          <text:p text:style-name="P1">Localisation</text:p>
          <text:p text:style-name="P1">parameter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1" draw:id="id1" draw:layer="layout" svg:width="5.461cm" svg:height="1.524cm" svg:x="41.894cm" svg:y="1.254cm">
          <text:p text:style-name="P1">Human annota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4.624cm" svg:y1="2.778cm" svg:x2="35.07cm" svg:y2="5.578cm" draw:start-shape="id1" draw:start-glue-point="2" draw:end-shape="id2" draw:end-glue-point="11" svg:d="m44624 2778-9554 2800">
          <text:p/>
        </draw:connector>
        <draw:connector draw:style-name="gr4" draw:text-style-name="P1" draw:layer="layout" draw:type="line" svg:x1="44.624cm" svg:y1="2.778cm" svg:x2="49.133cm" svg:y2="5.318cm" draw:start-shape="id1" draw:start-glue-point="2" draw:end-shape="id3" draw:end-glue-point="4" svg:d="m44624 2778 4509 2540">
          <text:p/>
        </draw:connector>
        <draw:connector draw:style-name="gr4" draw:text-style-name="P1" draw:layer="layout" svg:x1="5.572cm" svg:y1="11.033cm" svg:x2="5.572cm" svg:y2="12.684cm" draw:start-shape="id4" draw:start-glue-point="8" draw:end-shape="id5" draw:end-glue-point="5" svg:d="m5572 11033v1651">
          <text:p/>
        </draw:connector>
        <draw:connector draw:style-name="gr4" draw:text-style-name="P1" draw:layer="layout" svg:x1="11.541cm" svg:y1="10.906cm" svg:x2="11.541cm" svg:y2="14.589cm" draw:start-shape="id6" draw:start-glue-point="8" draw:end-shape="id7" draw:end-glue-point="4" svg:d="m11541 10906v3683">
          <text:p/>
        </draw:connector>
        <draw:connector draw:style-name="gr4" draw:text-style-name="P1" draw:layer="layout" svg:x1="7.223cm" svg:y1="13.51cm" svg:x2="9.655cm" svg:y2="10.683cm" draw:start-shape="id5" draw:start-glue-point="8" draw:end-shape="id6" draw:end-glue-point="7" svg:d="m7223 13510h2432v-2827">
          <text:p/>
        </draw:connector>
        <draw:connector draw:style-name="gr4" draw:text-style-name="P1" draw:layer="layout" svg:x1="37.195cm" svg:y1="2.778cm" svg:x2="26.971cm" svg:y2="5.318cm" draw:start-shape="id8" draw:start-glue-point="2" draw:end-shape="id9" draw:end-glue-point="4" svg:d="m37195 2778v1270h-10224v1270">
          <text:p/>
        </draw:connector>
        <draw:connector draw:style-name="gr4" draw:text-style-name="P1" draw:layer="layout" svg:x1="37.195cm" svg:y1="2.778cm" svg:x2="33.004cm" svg:y2="5.318cm" draw:start-shape="id8" draw:start-glue-point="2" draw:end-shape="id2" draw:end-glue-point="4" svg:d="m37195 2778v1270h-4191v1270">
          <text:p/>
        </draw:connector>
        <draw:connector draw:style-name="gr4" draw:text-style-name="P1" draw:layer="layout" svg:x1="37.195cm" svg:y1="2.778cm" svg:x2="42.847cm" svg:y2="5.318cm" draw:start-shape="id8" draw:start-glue-point="2" draw:end-shape="id10" draw:end-glue-point="4" svg:d="m37195 2778v1270h5652v1270">
          <text:p/>
        </draw:connector>
        <draw:connector draw:style-name="gr4" draw:text-style-name="P1" draw:layer="layout" svg:x1="37.195cm" svg:y1="2.778cm" svg:x2="49.133cm" svg:y2="5.318cm" draw:start-shape="id8" draw:start-glue-point="2" draw:end-shape="id3" draw:end-glue-point="4" svg:d="m37195 2778v1269h11938v1271">
          <text:p/>
        </draw:connector>
        <draw:connector draw:style-name="gr4" draw:text-style-name="P1" draw:layer="layout" svg:x1="26.971cm" svg:y1="7.096cm" svg:x2="27.479cm" svg:y2="10.017cm" draw:start-shape="id9" draw:start-glue-point="2" draw:end-shape="id11" svg:d="m26971 7096v1461h508v1460">
          <text:p/>
        </draw:connector>
        <draw:connector draw:style-name="gr4" draw:text-style-name="P1" draw:layer="layout" svg:x1="33.004cm" svg:y1="7.096cm" svg:x2="32.559cm" svg:y2="10.144cm" draw:start-shape="id2" draw:end-shape="id12" svg:d="m33004 7096v1524h-445v1524">
          <text:p/>
        </draw:connector>
        <draw:connector draw:style-name="gr4" draw:text-style-name="P1" draw:layer="layout" svg:x1="42.846cm" svg:y1="7.35cm" svg:x2="42.148cm" svg:y2="11.287cm" draw:start-shape="id10" draw:end-shape="id13" svg:d="m42846 7350v1969h-698v1968">
          <text:p/>
        </draw:connector>
        <draw:connector draw:style-name="gr4" draw:text-style-name="P1" draw:layer="layout" svg:x1="49.133cm" svg:y1="7.223cm" svg:x2="48.181cm" svg:y2="11.287cm" draw:start-shape="id3" draw:start-glue-point="2" draw:end-shape="id14" draw:end-glue-point="5" svg:d="m49133 7223v2032h-952v2032">
          <text:p/>
        </draw:connector>
        <draw:connector draw:style-name="gr4" draw:text-style-name="P1" draw:layer="layout" svg:x1="32.56cm" svg:y1="14.081cm" svg:x2="36.242cm" svg:y2="18.018cm" draw:start-shape="id12" draw:start-glue-point="7" draw:end-shape="id15" svg:d="m32560 14081v1968h3682v1969">
          <text:p/>
        </draw:connector>
        <draw:connector draw:style-name="gr4" draw:text-style-name="P1" draw:layer="layout" svg:x1="42.148cm" svg:y1="14.081cm" svg:x2="36.242cm" svg:y2="18.018cm" draw:start-shape="id13" draw:end-shape="id15" svg:d="m42148 14081v1969h-5906v1968">
          <text:p/>
        </draw:connector>
        <draw:connector draw:style-name="gr4" draw:text-style-name="P1" draw:layer="layout" svg:x1="48.18cm" svg:y1="14.081cm" svg:x2="36.243cm" svg:y2="18.018cm" draw:start-shape="id14" draw:end-shape="id15" draw:end-glue-point="4" svg:d="m48180 14081v1969h-11937v1968">
          <text:p/>
        </draw:connector>
        <draw:connector draw:style-name="gr4" draw:text-style-name="P1" draw:layer="layout" svg:x1="43.672cm" svg:y1="19.288cm" svg:x2="39.608cm" svg:y2="19.225cm" draw:start-shape="id16" draw:end-shape="id15" draw:end-glue-point="10" svg:d="m43672 19288h-2032v-63h-2032">
          <text:p/>
        </draw:connector>
        <draw:connector draw:style-name="gr4" draw:text-style-name="P1" draw:layer="layout" svg:x1="27.48cm" svg:y1="14.081cm" svg:x2="36.242cm" svg:y2="18.018cm" draw:start-shape="id11" draw:start-glue-point="7" draw:end-shape="id15" svg:d="m27480 14081v1969h8762v1968">
          <text:p/>
        </draw:connector>
        <draw:connector draw:style-name="gr4" draw:text-style-name="P1" draw:layer="layout" draw:type="line" svg:x1="15.161cm" svg:y1="3.032cm" svg:x2="5.572cm" svg:y2="9.509cm" draw:start-shape="id17" draw:start-glue-point="7" draw:end-shape="id4" draw:end-glue-point="4" svg:d="m15161 3032-9589 6477">
          <text:p/>
        </draw:connector>
        <draw:connector draw:style-name="gr4" draw:text-style-name="P1" draw:layer="layout" draw:type="line" svg:x1="15.161cm" svg:y1="3.032cm" svg:x2="11.541cm" svg:y2="9.382cm" draw:start-shape="id17" draw:start-glue-point="7" draw:end-shape="id6" draw:end-glue-point="4" svg:d="m15161 3032-3620 6350">
          <text:p/>
        </draw:connector>
        <draw:custom-shape draw:style-name="gr2" draw:text-style-name="P1" xml:id="id18" draw:id="id18" draw:layer="layout" svg:width="8.382cm" svg:height="2.413cm" svg:x="8.112cm" svg:y="24.622cm">
          <text:p text:style-name="P1">Create Laser Background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7.239cm" svg:height="2.159cm" svg:x="18.272cm" svg:y="24.495cm">
          <text:p text:style-name="P1">Training Human-laser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5.715cm" svg:height="1.651cm" svg:x="14.335cm" svg:y="33.639cm">
          <text:p text:style-name="P1">Localis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9" draw:id="id19" draw:layer="layout" svg:width="5.207cm" svg:height="2.921cm" svg:x="9.763cm" svg:y="29.194cm">
          <text:p text:style-name="P1">laser background</text:p>
          <text:p text:style-name="P1">mode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xml:id="id21" draw:id="id21" draw:layer="layout" svg:width="4.445cm" svg:height="2.921cm" svg:x="19.796cm" svg:y="28.686cm">
          <text:p text:style-name="P1">laser-human</text:p>
          <text:p text:style-name="P1">mode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12.303cm" svg:y1="27.035cm" svg:x2="12.367cm" svg:y2="29.194cm" draw:start-shape="id18" draw:start-glue-point="8" draw:end-shape="id19" draw:end-glue-point="5" svg:d="m12303 27035v1079h64v1080">
          <text:p/>
        </draw:connector>
        <draw:connector draw:style-name="gr4" draw:text-style-name="P1" draw:layer="layout" svg:x1="12.366cm" svg:y1="32.115cm" svg:x2="15.172cm" svg:y2="33.88cm" draw:start-shape="id19" draw:end-shape="id20" draw:end-glue-point="5" svg:d="m12366 32115v762h2806v1003">
          <text:p/>
        </draw:connector>
        <draw:connector draw:style-name="gr4" draw:text-style-name="P1" draw:layer="layout" svg:x1="22.018cm" svg:y1="31.607cm" svg:x2="19.213cm" svg:y2="33.88cm" draw:start-shape="id21" draw:end-shape="id20" draw:end-glue-point="11" svg:d="m22018 31607v1016h-2805v1257">
          <text:p/>
        </draw:connector>
        <draw:connector draw:style-name="gr4" draw:text-style-name="P1" draw:layer="layout" svg:x1="21.891cm" svg:y1="26.654cm" svg:x2="22.018cm" svg:y2="28.686cm" draw:start-shape="id22" draw:end-shape="id21" svg:d="m21891 26654v1016h127v1016">
          <text:p/>
        </draw:connector>
        <draw:connector draw:style-name="gr4" draw:text-style-name="P1" draw:layer="layout" draw:type="line" svg:x1="15.161cm" svg:y1="3.032cm" svg:x2="17.192cm" svg:y2="33.639cm" draw:start-shape="id17" draw:start-glue-point="7" draw:end-shape="id20" draw:end-glue-point="4" svg:d="m15161 3032 2031 30607">
          <text:p/>
        </draw:connector>
        <draw:connector draw:style-name="gr4" draw:text-style-name="P1" draw:layer="layout" svg:x1="37.195cm" svg:y1="2.778cm" svg:x2="36.242cm" svg:y2="18.018cm" draw:start-shape="id8" draw:start-glue-point="2" draw:end-shape="id15" svg:d="m37195 2778v7619h-953v7621">
          <text:p/>
        </draw:connector>
        <draw:connector draw:style-name="gr4" draw:text-style-name="P1" draw:layer="layout" svg:x1="11.541cm" svg:y1="17.129cm" svg:x2="12.303cm" svg:y2="24.622cm" draw:start-shape="id7" draw:start-glue-point="6" draw:end-shape="id18" svg:d="m11541 17129v3747h762v3746">
          <text:p/>
        </draw:connector>
        <draw:connector draw:style-name="gr4" draw:text-style-name="P1" draw:layer="layout" svg:x1="11.541cm" svg:y1="17.129cm" svg:x2="21.892cm" svg:y2="24.495cm" draw:start-shape="id7" draw:end-shape="id22" draw:end-glue-point="4" svg:d="m11541 17129v3683h10351v3683">
          <text:p/>
        </draw:connector>
        <draw:connector draw:style-name="gr4" draw:text-style-name="P1" draw:layer="layout" draw:line-skew="-4.572cm" svg:x1="11.541cm" svg:y1="17.129cm" svg:x2="17.192cm" svg:y2="33.639cm" draw:start-shape="id7" draw:end-shape="id20" draw:end-glue-point="4" svg:d="m11541 17129v3683h5651v12827">
          <text:p/>
        </draw:connector>
        <draw:connector draw:style-name="gr4" draw:text-style-name="P1" draw:layer="layout" draw:type="line" svg:x1="3.413cm" svg:y1="2.905cm" svg:x2="5.572cm" svg:y2="9.509cm" draw:start-shape="id23" draw:start-glue-point="2" draw:end-shape="id4" draw:end-glue-point="4" svg:d="m3413 2905 2159 6604">
          <text:p/>
        </draw:connector>
        <draw:connector draw:style-name="gr4" draw:text-style-name="P1" draw:layer="layout" draw:type="line" svg:x1="3.413cm" svg:y1="2.905cm" svg:x2="11.541cm" svg:y2="9.382cm" draw:start-shape="id23" draw:start-glue-point="2" draw:end-shape="id6" draw:end-glue-point="4" svg:d="m3413 2905 8128 6477">
          <text:p/>
        </draw:connector>
        <draw:connector draw:style-name="gr4" draw:text-style-name="P1" draw:layer="layout" draw:type="line" svg:x1="7.921cm" svg:y1="2.905cm" svg:x2="5.572cm" svg:y2="9.509cm" draw:start-shape="id24" draw:start-glue-point="2" draw:end-shape="id4" draw:end-glue-point="4" svg:d="m7921 2905-2349 6604">
          <text:p/>
        </draw:connector>
        <draw:connector draw:style-name="gr4" draw:text-style-name="P1" draw:layer="layout" draw:type="line" svg:x1="7.921cm" svg:y1="2.905cm" svg:x2="11.541cm" svg:y2="9.382cm" draw:start-shape="id24" draw:start-glue-point="2" draw:end-shape="id6" draw:end-glue-point="4" svg:d="m7921 2905 3620 6477">
          <text:p/>
        </draw:connector>
        <draw:custom-shape draw:style-name="gr2" draw:text-style-name="P1" xml:id="id25" draw:id="id25" draw:layer="layout" svg:width="6.604cm" svg:height="2.667cm" svg:x="21.701cm" svg:y="33.131cm">
          <text:p text:style-name="P1">Samples Particl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2.877cm" svg:y1="19.224cm" svg:x2="28.305cm" svg:y2="34.464cm" draw:start-shape="id15" draw:end-shape="id25" svg:d="m32877 19224h-2286v15240h-2286">
          <text:p/>
        </draw:connector>
        <draw:connector draw:style-name="gr4" draw:text-style-name="P1" draw:layer="layout" svg:x1="21.701cm" svg:y1="34.465cm" svg:x2="20.05cm" svg:y2="34.465cm" draw:start-shape="id25" draw:start-glue-point="5" draw:end-shape="id20" draw:end-glue-point="10" svg:d="m21701 34465h-1651">
          <text:p/>
        </draw:connector>
        <draw:custom-shape draw:style-name="gr2" draw:text-style-name="P1" xml:id="id26" draw:id="id26" draw:layer="layout" svg:width="6.858cm" svg:height="2.159cm" svg:x="32.625cm" svg:y="38.888cm">
          <text:p text:style-name="P1">Human Loc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7" draw:id="id27" draw:layer="layout" svg:width="4.064cm" svg:height="1.778cm" svg:x="34.022cm" svg:y="43.333cm">
          <text:p text:style-name="P1">Trac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" draw:id="id28" draw:layer="layout" svg:width="7.112cm" svg:height="2.286cm" svg:x="32.498cm" svg:y="46.381cm">
          <text:p text:style-name="P1">Tracked Huma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6.054cm" svg:y1="41.047cm" svg:x2="36.054cm" svg:y2="43.333cm" draw:start-shape="id26" draw:start-glue-point="6" draw:end-shape="id27" draw:end-glue-point="4" svg:d="m36054 41047v2286">
          <text:p/>
        </draw:connector>
        <draw:connector draw:style-name="gr4" draw:text-style-name="P1" draw:layer="layout" svg:x1="36.054cm" svg:y1="45.111cm" svg:x2="36.054cm" svg:y2="46.381cm" draw:start-shape="id27" draw:start-glue-point="8" draw:end-shape="id28" draw:end-glue-point="0" svg:d="m36054 45111v1270">
          <text:p/>
        </draw:connector>
        <draw:custom-shape draw:style-name="gr2" draw:text-style-name="P1" xml:id="id29" draw:id="id29" draw:layer="layout" svg:width="6.604cm" svg:height="2.032cm" svg:x="41.386cm" svg:y="43.164cm">
          <text:p text:style-name="P1">Human Identi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1.386cm" svg:y1="44.18cm" svg:x2="38.086cm" svg:y2="44.222cm" draw:start-shape="id29" draw:start-glue-point="5" draw:end-shape="id27" draw:end-glue-point="10" svg:d="m41386 44180h-1649v42h-1651">
          <text:p/>
        </draw:connector>
        <draw:custom-shape draw:style-name="gr6" draw:text-style-name="P1" draw:layer="layout" svg:width="13.97cm" svg:height="10.541cm" svg:x="2.651cm" svg:y="8.2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1.844cm" svg:height="13.97cm" svg:x="7.096cm" svg:y="23.2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9.083cm" svg:height="17.907cm" svg:x="23.606cm" svg:y="3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.034cm" svg:height="12.446cm" svg:x="30.591cm" svg:y="37.957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192cm" svg:y1="35.29cm" svg:x2="32.625cm" svg:y2="39.968cm" draw:start-shape="id20" draw:start-glue-point="8" draw:end-shape="id26" draw:end-glue-point="5" svg:d="m17192 35290v4678h15433">
          <text:p/>
        </draw:connector>
        <draw:connector draw:style-name="gr4" draw:text-style-name="P1" draw:layer="layout" svg:x1="36.242cm" svg:y1="20.431cm" svg:x2="36.054cm" svg:y2="38.888cm" draw:start-shape="id15" draw:end-shape="id26" svg:d="m36242 20431v9228h-188v9229">
          <text:p/>
        </draw:connector>
        <draw:connector draw:style-name="gr4" draw:text-style-name="P1" draw:layer="layout" draw:type="line" svg:x1="15.161cm" svg:y1="3.032cm" svg:x2="15.267cm" svg:y2="24.975cm" draw:start-shape="id17" draw:start-glue-point="7" draw:end-shape="id18" draw:end-glue-point="11" svg:d="m15161 3032 106 21943">
          <text:p/>
        </draw:connector>
        <draw:frame draw:style-name="gr7" draw:text-style-name="P2" draw:layer="layout" svg:width="9.739cm" svg:height="1.119cm" svg:x="20.344cm" svg:y="19.288cm">
          <draw:text-box>
            <text:p text:style-name="P2"><text:span text:style-name="T1">Static Camera Localisation</text:span></text:p>
          </draw:text-box>
        </draw:frame>
        <draw:frame draw:style-name="gr7" draw:text-style-name="P2" draw:layer="layout" svg:width="6.894cm" svg:height="1.119cm" svg:x="0.837cm" svg:y="17.002cm">
          <draw:text-box>
            <text:p><text:span text:style-name="T1">Robot Localisation</text:span></text:p>
          </draw:text-box>
        </draw:frame>
        <draw:frame draw:style-name="gr7" draw:text-style-name="P2" draw:layer="layout" svg:width="9.875cm" svg:height="1.119cm" svg:x="4.302cm" svg:y="35.417cm">
          <draw:text-box>
            <text:p text:style-name="P2">Laser Scanner Localisation</text:p>
          </draw:text-box>
        </draw:frame>
        <draw:connector draw:style-name="gr4" draw:text-style-name="P3" draw:layer="layout" draw:type="line" svg:x1="27.48cm" svg:y1="14.081cm" svg:x2="21.892cm" svg:y2="24.495cm" draw:start-shape="id11" draw:start-glue-point="7" draw:end-shape="id22" draw:end-glue-point="4" svg:d="m27480 14081-5588 10414">
          <text:p/>
        </draw:connector>
        <draw:connector draw:style-name="gr4" draw:text-style-name="P3" draw:layer="layout" draw:type="line" svg:x1="32.56cm" svg:y1="14.081cm" svg:x2="21.892cm" svg:y2="24.495cm" draw:start-shape="id12" draw:start-glue-point="7" draw:end-shape="id22" draw:end-glue-point="4" svg:d="m32560 14081-10668 10414">
          <text:p/>
        </draw:connector>
        <draw:connector draw:style-name="gr4" draw:text-style-name="P3" draw:layer="layout" draw:type="line" svg:x1="27.48cm" svg:y1="10.017cm" svg:x2="30.938cm" svg:y2="6.836cm" draw:start-shape="id11" draw:start-glue-point="5" draw:end-shape="id2" draw:end-glue-point="7" svg:d="m27480 10017 3458-3181">
          <text:p/>
        </draw:connector>
        <draw:frame draw:style-name="gr7" draw:text-style-name="P2" draw:layer="layout" svg:width="5.806cm" svg:height="1.119cm" svg:x="28.722cm" svg:y="48.752cm">
          <draw:text-box>
            <text:p text:style-name="P2">Human Track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s Terwijn</meta:initial-creator>
    <meta:creation-date>2012-07-16T16:36:40</meta:creation-date>
    <dc:date>2012-07-16T17:33:28</dc:date>
    <dc:creator>Bas Terwijn</dc:creator>
    <meta:editing-duration>PT24M45S</meta:editing-duration>
    <meta:editing-cycles>5</meta:editing-cycles>
    <meta:generator>LibreOffice/3.5$Linux_X86_64 LibreOffice_project/7122e39-92ed229-498d286-15e43b4-d70da21</meta:generator>
    <meta:document-statistic meta:object-count="81"/>
  </office:meta>
</office:document-meta>
</file>